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21bb0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21bb0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List_20_Paragraph" style:master-page-name="">
      <loext:graphic-properties draw:fill="none"/>
      <style:paragraph-properties fo:margin-left="0.635cm" fo:margin-right="0cm" fo:margin-top="0cm" fo:margin-bottom="0cm" style:contextual-spacing="true" fo:line-height="150%" fo:text-align="justify" style:justify-single-word="false" fo:text-indent="1.27cm" style:auto-text-indent="false" style:page-numb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326aa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635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snap-to-layout-grid="false" style:writing-mode="lr-tb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0235b7d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List_20_Paragraph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List_20_Paragraph" style:list-style-name="L1" style:master-page-name="">
      <loext:graphic-properties draw:fill="none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style:page-numb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326aa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9" style:family="paragraph" style:parent-style-name="List_20_Paragraph" style:list-style-name="L1">
      <loext:graphic-properties draw:fill="none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326aa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0" style:family="paragraph" style:parent-style-name="List_20_Paragraph" style:list-style-name="L2" style:master-page-name="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style:page-number="auto" fo:background-color="transparent" style:snap-to-layout-grid="false">
        <style:tab-stops/>
      </style:paragraph-properties>
      <style:text-properties officeooo:paragraph-rsid="00104f5d"/>
    </style:style>
    <style:style style:name="P11" style:family="paragraph" style:parent-style-name="List_20_Paragraph" style:list-style-name="L2" style:master-page-name="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style:page-number="auto" fo:break-before="auto" fo:break-aft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List_20_Paragraph" style:list-style-name="L2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List_20_Paragraph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List_20_Paragraph" style:list-style-name="L2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officeooo:paragraph-rsid="00104f5d"/>
    </style:style>
    <style:style style:name="P15" style:family="paragraph" style:parent-style-name="List_20_Paragraph" style:master-page-name="Untitled1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170" fo:break-before="pag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21bb0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6" style:family="paragraph" style:parent-style-name="Standard" style:list-style-name="L3" style:master-page-name="">
      <loext:graphic-properties draw:fill="none"/>
      <style:paragraph-properties fo:margin-left="1.27cm" fo:margin-right="0cm" fo:margin-top="0cm" fo:margin-bottom="0cm" style:contextual-spacing="false" fo:line-height="150%" fo:text-align="justify" style:justify-single-word="false" fo:orphans="2" fo:widows="2" fo:text-indent="-0.635cm" style:auto-text-indent="false" style:page-number="auto" fo:background-color="transparent" style:snap-to-layout-grid="false" style:writing-mode="lr-tb">
        <style:tab-stops/>
      </style:paragraph-properties>
      <style:text-properties officeooo:paragraph-rsid="00141518"/>
    </style:style>
    <style:style style:name="P17" style:family="paragraph" style:parent-style-name="Standard" style:list-style-name="L3">
      <loext:graphic-properties draw:fill="none"/>
      <style:paragraph-properties fo:margin-left="1.27cm" fo:margin-right="0cm" fo:margin-top="0cm" fo:margin-bottom="0cm" style:contextual-spacing="false" fo:line-height="150%" fo:text-align="justify" style:justify-single-word="false" fo:orphans="2" fo:widows="2" fo:text-indent="-0.635cm" style:auto-text-indent="false" fo:background-color="transparent" style:snap-to-layout-grid="false" style:writing-mode="lr-tb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235b7d" officeooo:paragraph-rsid="00104f5d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fo:color="#000000" loext:opacity="100%" style:font-name="Times New Roman" fo:font-size="12pt" fo:language="id" fo:country="ID" fo:font-style="normal" fo:font-weight="normal" officeooo:rsid="027326a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loext:opacity="100%" style:font-name="Times New Roman" fo:font-size="12pt" fo:language="id" fo:country="ID" fo:font-style="normal" fo:font-weight="normal" officeooo: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loext:opacity="100%" style:font-name="Times New Roman" fo:font-size="12pt" fo:language="id" fo:country="ID" fo:font-style="normal" fo:font-weight="normal" officeooo:rsid="027ab2f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loext:opacity="100%" style:font-name="Times New Roman" fo:font-size="12pt" fo:language="id" fo:country="ID" fo:font-style="normal" fo:font-weight="normal" officeooo:rsid="0011e23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loext:opacity="100%" style:font-name="Times New Roman" fo:font-size="12pt" fo:language="id" fo:country="ID" fo:font-style="normal" fo:font-weight="normal" officeooo:rsid="001262f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loext:opacity="100%" style:font-name="Times New Roman" fo:font-size="12pt" fo:language="id" fo:country="ID" fo:font-style="normal" fo:font-weight="normal" officeooo:rsid="0014151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loext:opacity="100%" style:font-name="Times New Roman" fo:font-size="12pt" fo:language="id" fo:country="ID" fo:font-style="normal" fo:font-weight="normal" officeooo:rsid="001500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loext:opacity="100%" style:font-name="Times New Roman" fo:font-size="12pt" fo:language="id" fo:country="ID" fo:font-style="normal" fo:font-weight="normal" officeooo:rsid="0016600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officeooo:rsid="0011e23d"/>
    </style:style>
    <style:style style:name="T10" style:family="text">
      <style:text-properties officeooo:rsid="001262f4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B V</text:p>
      <text:p text:style-name="P1">PENUTUP</text:p>
      <text:p text:style-name="P2"/>
      <text:list xml:id="list3936015055" text:style-name="L1">
        <text:list-item>
          <text:p text:style-name="P8">Kesimpulan</text:p>
        </text:list-item>
      </text:list>
      <text:p text:style-name="P3">Berdasarkan penelitian yang dilakukan oleh penulis memperoleh kesimpulan sebagai berikut :</text:p>
      <text:list xml:id="list3657701480" text:style-name="L2">
        <text:list-item>
          <text:p text:style-name="P10"><text:span text:style-name="T1">Sistem ini memudahkan para </text:span><text:span text:style-name="T2">Organisasi mahasiswa</text:span><text:span text:style-name="T1"> dalam pembuatan </text:span><text:span text:style-name="T2">Rancangan Anggaran Kegiatan (RAK)</text:span><text:span text:style-name="T1">, </text:span><text:span text:style-name="T5">dan pengajuan </text:span><text:span text:style-name="T2">Proposal, <text:s/></text:span><text:span text:style-name="T5">serta</text:span><text:span text:style-name="T2"> Laporan Pertanggungjawaban (LPJ) </text:span><text:span text:style-name="T8">tanpa harus meminta tanda tangan sebagai bentuk persetujuan dari beberapa pihak terkait</text:span><text:span text:style-name="T2">. </text:span><text:span text:style-name="T5">Pada sistem ini juga Kabag Kemahasiswaan dapat melihat jumlah anggota di setiap Organis</text:span><text:span text:style-name="T8">asi</text:span><text:span text:style-name="T5"> Mahasiswa.</text:span></text:p>
        </text:list-item>
        <text:list-item>
          <text:p text:style-name="P12">Di dalam sistem ini <text:s/><text:span text:style-name="T10">Organisasi Mahasiswa hanya mengirim dalam bentuk data-data RAK proposal dan Laporan Pertanggungjawaban (LPJ) menunggu konfirmasi persetujuan dari Badan Eksekutif Mahasiswa (BEM), Dewan Perwakilan Mahasiswa (DPM), Kaprodi, Kabag Kemahasiswaan, <text:s/>dan Biro Akademik</text:span></text:p>
        </text:list-item>
        <text:list-item>
          <text:p text:style-name="P11">Mempermudah <text:span text:style-name="T9">Organisasi Mahasiswa dalam pengajuan proposal yang sesuai dengan Rancangan Angaran Kegiatan (RAK) sehingga tidak bisa mengajukan Kegiatan jika pengajuan tidak sesuai dengan Rancangan Angaran Kegiatan (RAK).</text:span></text:p>
        </text:list-item>
        <text:list-item>
          <text:p text:style-name="P14"><text:span text:style-name="T2">Memudahkan Kabag Kemahasiswaan dan Organisasi Mahasiswa mengetahui berapa banyak Kegiatan yang sudah terlaksana oleh Organisasi Mahasiswa selama 1 tahun </text:span><text:span text:style-name="T4">untuk dijadikan bahan evaluasi ditahun berikutnya</text:span><text:span text:style-name="T3">.</text:span></text:p>
        </text:list-item>
      </text:list>
      <text:p text:style-name="P5"/>
      <text:p text:style-name="P5"/>
      <text:p text:style-name="P5"/>
      <text:list xml:id="list112546207065160" text:continue-list="list3936015055" text:style-name="L1">
        <text:list-item>
          <text:p text:style-name="P9"><text:soft-page-break/>Saran</text:p>
        </text:list-item>
      </text:list>
      <text:p text:style-name="P4">Berdasarkan hasil penelitian penulis mempunya beberapa saran sebagai berikut :</text:p>
      <text:list xml:id="list2510315761" text:style-name="L3">
        <text:list-item>
          <text:p text:style-name="P16"><text:span text:style-name="T7">Untuk k</text:span><text:span text:style-name="T6">edepannya </text:span><text:span text:style-name="T7">diperlukan</text:span><text:span text:style-name="T6"> notifikasi kepada pengguna bahwa ada pengajuan atau notifikasi pengajuan sudah di seujui atau <text:s/>adanya <text:tab/>revisi.</text:span></text:p>
        </text:list-item>
        <text:list-item>
          <text:p text:style-name="P17">Untuk kedepannya diperlukan perawatan yang rutin terhadap sistem agar sistem dapat berjalan dengan baik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Untitled1" style:page-layout-name="Mpm2">
      <style:header>
        <text:p text:style-name="MP1"><text:page-number text:select-page="current">171</text:page-number></text:p>
      </style:header>
      <style:footer>
        <text:p text:style-name="MP2"><text:page-number text:select-page="current">170</text:page-number></text:p>
      </style:footer>
    </style:master-page>
    <style:master-page style:name="First_20_Page" style:display-name="First Page" style:page-layout-name="Mpm3" style:next-style-name="Standard">
      <style:footer>
        <text:p text:style-name="Footer"><text:page-number text:select-page="current">170</text:page-number></text:p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8T09:25:29.770000000</meta:creation-date>
    <dc:date>2021-07-15T11:25:44.967000000</dc:date>
    <meta:editing-duration>PT1H28M35S</meta:editing-duration>
    <meta:editing-cycles>7</meta:editing-cycles>
    <meta:generator>LibreOffice/7.0.1.2$Windows_x86 LibreOffice_project/7cbcfc562f6eb6708b5ff7d7397325de9e764452</meta:generator>
    <meta:document-statistic meta:table-count="0" meta:image-count="0" meta:object-count="0" meta:page-count="2" meta:paragraph-count="15" meta:word-count="201" meta:character-count="1518" meta:non-whitespace-character-count="1335"/>
  </office:meta>
</office:document-meta>
</file>